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163cm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="Arrow" draw:marker-end-width="0.352cm" svg:stroke-opacity="80%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Dashed" svg:stroke-width="0.035cm" draw:marker-start-width="0.252cm" draw:marker-end="Arrow" draw:marker-end-width="0.352cm" svg:stroke-opacity="80%" draw:fill="none" draw:textarea-vertical-align="middle" fo:padding-top="0.142cm" fo:padding-bottom="0.142cm" fo:padding-left="0.267cm" fo:padding-right="0.267cm"/>
    </style:style>
    <style:style style:name="gr9" style:family="graphic" style:parent-style-name="Objeto_20_sin_20_relleno_20_ni_20_línea">
      <style:graphic-properties draw:textarea-vertical-align="middle" draw:ole-draw-aspect="1" style:protect="size"/>
    </style:style>
    <style:style style:name="gr10" style:family="graphic" style:parent-style-name="Objeto_20_sin_20_relleno_20_ni_20_línea">
      <style:graphic-properties svg:stroke-width="0.035cm" draw:marker-start-width="0.252cm" draw:marker-end-width="0.252cm" draw:textarea-vertical-align="middle" draw:ole-draw-aspect="1" style:protect="size"/>
    </style:style>
    <style:style style:name="gr11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style:font-name="Linux Libertine Display O" fo:font-size="12pt" style:font-size-asian="12pt" style:font-size-complex="12pt"/>
    </style:style>
    <style:style style:name="T3" style:family="text">
      <style:text-properties style:text-position="0% 100%" style:font-name="Linux Libertine Display 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xml:id="id1" draw:id="id1" draw:layer="layout" draw:type="line" svg:x1="2.281cm" svg:y1="3.099cm" svg:x2="3.373cm" svg:y2="6.347cm" svg:d="M2281 3099l1092 3248" svg:viewBox="0 0 1093 3249">
          <text:p/>
        </draw:connector>
        <draw:connector draw:style-name="gr1" draw:text-style-name="P1" xml:id="id2" draw:id="id2" draw:layer="layout" draw:type="line" svg:x1="2.281cm" svg:y1="3.099cm" svg:x2="4.706cm" svg:y2="2cm" draw:start-shape="id1" draw:start-glue-point="2" svg:d="M2281 3099l2425-1099" svg:viewBox="0 0 2426 1100">
          <text:p/>
        </draw:connector>
        <draw:connector draw:style-name="gr1" draw:text-style-name="P1" draw:layer="layout" draw:type="line" svg:x1="4.706cm" svg:y1="2cm" svg:x2="6.6cm" svg:y2="4.691cm" draw:start-shape="id2" draw:start-glue-point="3" draw:end-shape="id3" draw:end-glue-point="3" svg:d="M4706 2000l1894 2691" svg:viewBox="0 0 1895 2692">
          <text:p/>
        </draw:connector>
        <draw:connector draw:style-name="gr1" draw:text-style-name="P1" xml:id="id3" draw:id="id3" draw:layer="layout" draw:type="line" svg:x1="3.373cm" svg:y1="6.347cm" svg:x2="6.6cm" svg:y2="4.691cm" draw:start-shape="id1" draw:start-glue-point="3" svg:d="M3373 6347l3227-1656" svg:viewBox="0 0 3228 1657">
          <text:p/>
        </draw:connector>
        <draw:connector draw:style-name="gr2" draw:text-style-name="P1" draw:layer="layout" draw:type="line" svg:x1="10.826cm" svg:y1="2.416cm" svg:x2="10.826cm" svg:y2="8.7cm" svg:d="M10826 2416v6284" svg:viewBox="0 0 1 6285">
          <text:p/>
        </draw:connector>
        <draw:connector draw:style-name="gr3" draw:text-style-name="P1" draw:layer="layout" draw:type="line" svg:x1="7.791cm" svg:y1="5.234cm" svg:x2="13.7cm" svg:y2="5.234cm" svg:d="M7791 5234h5909" svg:viewBox="0 0 5910 1">
          <text:p/>
        </draw:connector>
        <draw:connector draw:style-name="gr1" draw:text-style-name="P1" draw:layer="layout" draw:type="line" svg:x1="13.098cm" svg:y1="2.9cm" svg:x2="13.098cm" svg:y2="7.569cm" svg:d="M13098 2900v4669" svg:viewBox="0 0 1 4670">
          <text:p/>
        </draw:connector>
        <draw:connector draw:style-name="gr1" draw:text-style-name="P1" draw:layer="layout" draw:type="line" svg:x1="8.553cm" svg:y1="2.9cm" svg:x2="8.553cm" svg:y2="7.569cm" svg:d="M8553 2900v4669" svg:viewBox="0 0 1 4670">
          <text:p/>
        </draw:connector>
        <draw:connector draw:style-name="gr1" draw:text-style-name="P1" draw:layer="layout" draw:type="line" svg:x1="8.55cm" svg:y1="7.562cm" svg:x2="13.106cm" svg:y2="7.562cm" svg:d="M8550 7562h4556" svg:viewBox="0 0 4557 1">
          <text:p/>
        </draw:connector>
        <draw:connector draw:style-name="gr1" draw:text-style-name="P1" draw:layer="layout" draw:type="line" svg:x1="8.55cm" svg:y1="2.905cm" svg:x2="13.106cm" svg:y2="2.905cm" svg:d="M8550 2905h4556" svg:viewBox="0 0 4557 1">
          <text:p/>
        </draw:connector>
        <draw:frame draw:style-name="gr4" draw:text-style-name="P2" draw:layer="layout" svg:width="0.9cm" svg:height="1.1cm" svg:x="2.6cm" svg:y="6.4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0.9cm" svg:height="1.1cm" svg:x="6.8cm" svg:y="4.1cm">
          <draw:text-box>
            <text:p><text:span text:style-name="T1">P</text:span><text:span text:style-name="T2">2</text:span></text:p>
          </draw:text-box>
        </draw:frame>
        <draw:frame draw:style-name="gr4" draw:text-style-name="P2" draw:layer="layout" svg:width="0.9cm" svg:height="1.1cm" svg:x="4.8cm" svg:y="1.4cm">
          <draw:text-box>
            <text:p><text:span text:style-name="T1">P</text:span><text:span text:style-name="T2">3</text:span></text:p>
          </draw:text-box>
        </draw:frame>
        <draw:frame draw:style-name="gr4" draw:text-style-name="P2" draw:layer="layout" svg:width="0.9cm" svg:height="1.1cm" svg:x="1.4cm" svg:y="2.5cm">
          <draw:text-box>
            <text:p><text:span text:style-name="T1">P</text:span><text:span text:style-name="T2">4</text:span></text:p>
          </draw:text-box>
        </draw:frame>
        <draw:custom-shape draw:style-name="gr5" draw:text-style-name="P3" xml:id="id4" draw:id="id4" draw:layer="layout" svg:width="0.4cm" svg:height="0.4cm" svg:x="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4cm" svg:height="0.4cm" svg:x="6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0.4cm" svg:height="0.4cm" svg:x="4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4cm" svg:height="0.4cm" svg:x="2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4cm" svg:height="0.4cm" svg:x="8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4cm" svg:height="0.4cm" svg:x="1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0.4cm" svg:height="0.4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0.4cm" svg:height="0.4cm" svg:x="12.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8cm" svg:height="1.413cm" svg:x="7.8cm" svg:y="7.344cm">
          <draw:text-box>
            <text:p><text:span text:style-name="T3">(-1; -1)</text:span><text:span text:style-name="T2"> </text:span></text:p>
          </draw:text-box>
        </draw:frame>
        <draw:frame draw:style-name="gr6" draw:text-style-name="P2" draw:layer="layout" svg:width="1.6cm" svg:height="1.413cm" svg:x="12.3cm" svg:y="7.345cm">
          <draw:text-box>
            <text:p><text:span text:style-name="T3">(1; -1)</text:span><text:span text:style-name="T2"> </text:span></text:p>
          </draw:text-box>
        </draw:frame>
        <draw:frame draw:style-name="gr6" draw:text-style-name="P2" draw:layer="layout" svg:width="1.4cm" svg:height="1.413cm" svg:x="12.9cm" svg:y="1.9cm">
          <draw:text-box>
            <text:p><text:span text:style-name="T3">(1; 1)</text:span><text:span text:style-name="T2"> </text:span></text:p>
          </draw:text-box>
        </draw:frame>
        <draw:frame draw:style-name="gr6" draw:text-style-name="P2" draw:layer="layout" svg:width="1.5cm" svg:height="1.413cm" svg:x="7.8cm" svg:y="1.787cm">
          <draw:text-box>
            <text:p><text:span text:style-name="T3">(-1; 1)</text:span><text:span text:style-name="T2"> </text:span></text:p>
          </draw:text-box>
        </draw:frame>
        <draw:connector draw:style-name="gr7" draw:text-style-name="P1" draw:layer="layout" draw:type="curve" svg:x1="3.6cm" svg:y1="6.4cm" svg:x2="8.4cm" svg:y2="7.5cm" draw:start-shape="id4" draw:start-glue-point="10" draw:end-shape="id5" draw:end-glue-point="6" svg:d="M3600 6400c3601 0 1202 1100 4800 1100" svg:viewBox="0 0 4801 1101">
          <text:p/>
        </draw:connector>
        <draw:connector draw:style-name="gr8" draw:text-style-name="P1" draw:layer="layout" draw:type="curve" svg:x1="6.6cm" svg:y1="4.8cm" svg:x2="13.1cm" svg:y2="7.3cm" draw:start-shape="id6" draw:start-glue-point="8" draw:end-shape="id7" draw:end-glue-point="4" svg:d="M6600 4800c0 1876 6500 627 6500 2500" svg:viewBox="0 0 6501 2501">
          <text:p/>
        </draw:connector>
        <draw:connector draw:style-name="gr8" draw:text-style-name="P1" draw:layer="layout" draw:type="curve" svg:x1="4.7cm" svg:y1="1.8cm" svg:x2="13.1cm" svg:y2="2.8cm" draw:start-shape="id8" draw:start-glue-point="4" draw:end-shape="id9" draw:end-glue-point="4" svg:d="M4700 1800c0-751 8400-1251 8400 1000" svg:viewBox="0 0 8401 1635">
          <text:p/>
        </draw:connector>
        <draw:connector draw:style-name="gr8" draw:text-style-name="P1" draw:layer="layout" draw:type="curve" draw:line-skew="-0.687cm" svg:x1="2.6cm" svg:y1="3.1cm" svg:x2="8.458cm" svg:y2="2.858cm" draw:start-shape="id10" draw:start-glue-point="10" draw:end-shape="id11" draw:end-glue-point="5" svg:d="M2600 3100c3321 0 392-242 5858-242" svg:viewBox="0 0 5859 243">
          <text:p/>
        </draw:connector>
        <draw:frame draw:style-name="gr9" draw:text-style-name="P3" draw:layer="layout" svg:width="0.47cm" svg:height="0.318cm" svg:x="10.323cm" svg:y="2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" draw:layer="controls" svg:width="1.999cm" svg:height="0.999cm" svg:x="13.1cm" svg:y="5.4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3" draw:layer="controls" svg:width="1.999cm" svg:height="0.999cm" svg:x="4.801cm" svg:y="7.6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1" draw:text-style-name="P1" draw:layer="controls" svg:x1="1.7cm" svg:y1="7.5cm" svg:x2="6cm" svg:y2="7.5cm">
          <text:p/>
        </draw:line>
        <draw:line draw:style-name="gr11" draw:text-style-name="P1" draw:layer="controls" svg:x1="1.7cm" svg:y1="7.5cm" svg:x2="1.7cm" svg:y2="3.3cm">
          <text:p/>
        </draw:line>
        <draw:frame draw:style-name="gr9" draw:text-style-name="P3" draw:layer="controls" svg:width="0.471cm" svg:height="0.47cm" svg:x="1.115cm" svg:y="3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18:45.787586281</meta:creation-date>
    <dc:date>2016-09-07T14:48:23.318284929</dc:date>
    <meta:editing-duration>PT12M55S</meta:editing-duration>
    <meta:editing-cycles>3</meta:editing-cycles>
    <meta:generator>LibreOffice/5.1.4.2$Linux_X86_64 LibreOffice_project/1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i mathvariant="normal">η</mi>
    <annotation encoding="StarMath 5.0">%eta</annotation>
  </semantics>
</math>
</file>

<file path=Object 2/content.xml><?xml version="1.0" encoding="utf-8"?>
<math xmlns="http://www.w3.org/1998/Math/MathML" display="block">
  <semantics>
    <mi mathvariant="normal">ξ</mi>
    <annotation encoding="StarMath 5.0">%xi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